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12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14.15mm"/>
    </style:style>
    <style:style style:name="co6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RUNE_TYPE</text:p>
          </table:table-cell>
          <table:table-cell office:value-type="string" calcext:value-type="string">
            <text:p>PRUNE_PERCENT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REWARD_TYPE</text:p>
          </table:table-cell>
          <table:table-cell office:value-type="string" calcext:value-type="string">
            <text:p>Q_UPDATE</text:p>
          </table:table-cell>
          <table:table-cell office:value-type="string" calcext:value-type="string">
            <text:p>TRAIN_ACC(Harmonic)</text:p>
          </table:table-cell>
          <table:table-cell office:value-type="string" calcext:value-type="string">
            <text:p>VALID_ACC(Harmonic)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/>
          <table:table-cell office:value-type="string" calcext:value-type="string">
            <text:p>90.8662073907816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/>
          <table:table-cell office:value-type="string" calcext:value-type="string">
            <text:p>90.03673017671699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/>
          <table:table-cell office:value-type="string" calcext:value-type="string">
            <text:p>0.0998712972678259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/>
          <table:table-cell office:value-type="string" calcext:value-type="string">
            <text:p>90.4563180801147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/>
          <table:table-cell office:value-type="string" calcext:value-type="string">
            <text:p>90.86282812319561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/>
          <table:table-cell office:value-type="string" calcext:value-type="string">
            <text:p>89.82810771024629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/>
          <table:table-cell office:value-type="string" calcext:value-type="string">
            <text:p>90.40194370299136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/>
          <table:table-cell office:value-type="string" calcext:value-type="string">
            <text:p>90.07948271222446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/>
          <table:table-cell office:value-type="string" calcext:value-type="string">
            <text:p>89.35666016490671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/>
          <table:table-cell office:value-type="string" calcext:value-type="string">
            <text:p>91.12377842818533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/>
          <table:table-cell office:value-type="string" calcext:value-type="string">
            <text:p>90.74106225453296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/>
          <table:table-cell office:value-type="string" calcext:value-type="string">
            <text:p>89.31862321657754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M</text:p>
          </table:table-cell>
          <table:table-cell/>
          <table:table-cell office:value-type="string" calcext:value-type="string">
            <text:p>90.75913898601554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/>
          <table:table-cell office:value-type="string" calcext:value-type="string">
            <text:p>89.94517322735194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/>
          <table:table-cell office:value-type="string" calcext:value-type="string">
            <text:p>88.69234995431783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/>
          <table:table-cell office:value-type="string" calcext:value-type="string">
            <text:p>0.09990195254805023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/>
          <table:table-cell office:value-type="string" calcext:value-type="string">
            <text:p>88.5937485675775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/>
          <table:table-cell office:value-type="string" calcext:value-type="string">
            <text:p>0.09990169133005969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/>
          <table:table-cell office:value-type="string" calcext:value-type="string">
            <text:p>0.09990055534735211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/>
          <table:table-cell office:value-type="string" calcext:value-type="string">
            <text:p>89.22591187542542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/>
          <table:table-cell office:value-type="string" calcext:value-type="string">
            <text:p>89.86047703217798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/>
          <table:table-cell office:value-type="string" calcext:value-type="string">
            <text:p>89.39669477982406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/>
          <table:table-cell office:value-type="string" calcext:value-type="string">
            <text:p>90.20746581431042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/>
          <table:table-cell office:value-type="string" calcext:value-type="string">
            <text:p>91.21413662390347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/>
          <table:table-cell office:value-type="string" calcext:value-type="string">
            <text:p>90.00452068944394</text:p>
          </table:table-cell>
        </table:table-row>
        <table:table-row table:style-name="ro1">
          <table:table-cell office:value-type="string" calcext:value-type="string">
            <text:p>EPSILON_SEARCH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/>
          <table:table-cell office:value-type="string" calcext:value-type="string">
            <text:p>89.79988995563218</text:p>
          </table:table-cell>
        </table:table-row>
        <table:table-row table:style-name="ro1">
          <table:table-cell office:value-type="string" calcext:value-type="string">
            <text:p>ALPHA_SEARCH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ACC_COMPRESSION</text:p>
          </table:table-cell>
          <table:table-cell office:value-type="string" calcext:value-type="string">
            <text:p>_QL_WIKI</text:p>
          </table:table-cell>
          <table:table-cell/>
          <table:table-cell office:value-type="string" calcext:value-type="string">
            <text:p>90.24333316953332</text:p>
          </table:table-cell>
        </table:table-row>
        <table:table-row table:style-name="ro1">
          <table:table-cell office:value-type="string" calcext:value-type="string">
            <text:p>LOTTERY_TICKETS</text:p>
          </table:table-cell>
          <table:table-cell table:number-columns-repeated="7" office:value-type="string" calcext:value-type="string">
            <text:p>None</text:p>
          </table:table-cell>
          <table:table-cell/>
          <table:table-cell office:value-type="string" calcext:value-type="string">
            <text:p>95.92388527583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9:48:36.498136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8:29:33.173982895</meta:creation-date>
    <dc:date>2019-11-14T19:51:01.809879624</dc:date>
    <meta:editing-duration>PT7M20S</meta:editing-duration>
    <meta:editing-cycles>3</meta:editing-cycles>
    <meta:generator>LibreOffice/6.0.7.3$Linux_X86_64 LibreOffice_project/00m0$Build-3</meta:generator>
    <meta:document-statistic meta:table-count="1" meta:cell-count="262" meta:object-count="0"/>
  </office:meta>
</office:document-meta>
</file>